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c_to_lcd_b5_01_full_decimal" table:style-name="ta1">
        <table:shapes>
          <draw:frame draw:z-index="0" draw:style-name="gr1" draw:text-style-name="P1" svg:width="39.381cm" svg:height="14.238cm" svg:x="1.87cm" svg:y="0.106cm">
            <draw:object draw:notify-on-update-of-ranges="esc_to_lcd_b5_01_full_decimal.A1:esc_to_lcd_b5_01_full_decimal.A1748 esc_to_lcd_b5_01_full_decimal.B1:esc_to_lcd_b5_01_full_decimal.B17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6" calcext:value-type="float">
            <text:p>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3T19:24:33.055411193</dc:date>
    <meta:editing-duration>PT18M58S</meta:editing-duration>
    <meta:editing-cycles>1</meta:editing-cycles>
    <meta:document-statistic meta:table-count="1" meta:cell-count="349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382cm" svg:height="14.239cm" xlink:href=".." xlink:type="simple" chart:class="chart:line" chart:style-name="ch1">
        <chart:legend chart:legend-position="end" svg:x="36.53cm" svg:y="6.571cm" style:legend-expansion="high" chart:style-name="ch2"/>
        <chart:plot-area chart:style-name="ch3" table:cell-range-address="esc_to_lcd_b5_01_full_decimal.A1:esc_to_lcd_b5_01_full_decimal.B1748" svg:x="0.787cm" svg:y="0.284cm" svg:width="34.956cm" svg:height="13.671cm">
          <chartooo:coordinate-region svg:x="1.594cm" svg:y="0.284cm" svg:width="34.149cm" svg:height="12.4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sc_to_lcd_b5_01_full_decimal.A1:esc_to_lcd_b5_01_full_decimal.A1748" chart:class="chart:line">
            <chart:data-point chart:repeated="1748"/>
          </chart:series>
          <chart:series chart:style-name="ch7" chart:values-cell-range-address="esc_to_lcd_b5_01_full_decimal.B1:esc_to_lcd_b5_01_full_decimal.B1748" chart:class="chart:line">
            <chart:data-point chart:repeated="17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">
                <text:p>73</text:p>
                <draw:g>
                  <svg:desc>esc_to_lcd_b5_01_full_decimal.A1:esc_to_lcd_b5_01_full_decimal.A1748</svg:desc>
                </draw:g>
              </table:table-cell>
              <table:table-cell office:value-type="float" office:value="107">
                <text:p>107</text:p>
                <draw:g>
                  <svg:desc>esc_to_lcd_b5_01_full_decimal.B1:esc_to_lcd_b5_01_full_decimal.B17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">
                <text:p>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">
                <text:p>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">
                <text:p>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">
                <text:p>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">
                <text:p>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">
                <text:p>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7">
                <text:p>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">
                <text:p>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">
                <text:p>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">
                <text:p>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">
                <text:p>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3">
                <text:p>9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4">
                <text:p>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5">
                <text:p>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">
                <text:p>9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7">
                <text:p>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">
                <text:p>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1">
                <text:p>1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">
                <text:p>1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">
                <text:p>1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5">
                <text:p>1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6">
                <text:p>1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7">
                <text:p>10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">
                <text:p>10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9">
                <text:p>10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1">
                <text:p>1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3">
                <text:p>11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4">
                <text:p>1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7">
                <text:p>11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2">
                <text:p>1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4">
                <text:p>1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5">
                <text:p>1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6">
                <text:p>1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7">
                <text:p>1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8">
                <text:p>1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9">
                <text:p>1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0">
                <text:p>1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1">
                <text:p>1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2">
                <text:p>1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3">
                <text:p>1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4">
                <text:p>1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5">
                <text:p>1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6">
                <text:p>1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7">
                <text:p>1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8">
                <text:p>1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9">
                <text:p>1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0">
                <text:p>1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1">
                <text:p>1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2">
                <text:p>1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">
                <text:p>14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">
                <text:p>14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7">
                <text:p>14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8">
                <text:p>1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9">
                <text:p>14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0">
                <text:p>1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1">
                <text:p>15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2">
                <text:p>15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3">
                <text:p>15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4">
                <text:p>15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5">
                <text:p>15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6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7">
                <text:p>1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9">
                <text:p>1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0">
                <text:p>1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1">
                <text:p>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2">
                <text:p>1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3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4">
                <text:p>1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5">
                <text:p>1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6">
                <text:p>1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7">
                <text:p>1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8">
                <text:p>1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9">
                <text:p>1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0">
                <text:p>1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1">
                <text:p>1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2">
                <text:p>1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3">
                <text:p>1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4">
                <text:p>1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5">
                <text:p>1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6">
                <text:p>17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7">
                <text:p>1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8">
                <text:p>1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9">
                <text:p>1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0">
                <text:p>1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1">
                <text:p>18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2">
                <text:p>18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3">
                <text:p>1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4">
                <text:p>1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5">
                <text:p>1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6">
                <text:p>1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7">
                <text:p>18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8">
                <text:p>1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9">
                <text:p>18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0">
                <text:p>1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1">
                <text:p>19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2">
                <text:p>1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3">
                <text:p>19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4">
                <text:p>1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5">
                <text:p>1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6">
                <text:p>1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7">
                <text:p>19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8">
                <text:p>19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9">
                <text:p>19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0">
                <text:p>2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1">
                <text:p>20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2">
                <text:p>2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3">
                <text:p>20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4">
                <text:p>2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5">
                <text:p>2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6">
                <text:p>2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7">
                <text:p>2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8">
                <text:p>2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9">
                <text:p>2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0">
                <text:p>2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1">
                <text:p>2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2">
                <text:p>2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3">
                <text:p>2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4">
                <text:p>2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5">
                <text:p>2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6">
                <text:p>2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7">
                <text:p>2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8">
                <text:p>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9">
                <text:p>2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0">
                <text:p>2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1">
                <text:p>2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2">
                <text:p>2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3">
                <text:p>2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4">
                <text:p>22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5">
                <text:p>2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6">
                <text:p>22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7">
                <text:p>22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8">
                <text:p>22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9">
                <text:p>2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0">
                <text:p>2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1">
                <text:p>2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2">
                <text:p>2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3">
                <text:p>2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4">
                <text:p>2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5">
                <text:p>2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6">
                <text:p>2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7">
                <text:p>23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8">
                <text:p>23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9">
                <text:p>2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0">
                <text:p>2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1">
                <text:p>24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2">
                <text:p>2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3">
                <text:p>24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4">
                <text:p>24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5">
                <text:p>24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6">
                <text:p>2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7">
                <text:p>24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8">
                <text:p>24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9">
                <text:p>24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0">
                <text:p>2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1">
                <text:p>25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2">
                <text:p>2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3">
                <text:p>2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4">
                <text:p>2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5">
                <text:p>2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">
                <text:p>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">
                <text:p>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">
                <text:p>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">
                <text:p>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">
                <text:p>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">
                <text:p>1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">
                <text:p>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">
                <text:p>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">
                <text:p>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">
                <text:p>2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">
                <text:p>2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">
                <text:p>2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">
                <text:p>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">
                <text:p>2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">
                <text:p>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">
                <text:p>2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7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8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3">
                <text:p>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7">
                <text:p>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2">
                <text:p>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3">
                <text:p>5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5">
                <text:p>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0">
                <text:p>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">
                <text:p>6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2">
                <text:p>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">
                <text:p>6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4">
                <text:p>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5">
                <text:p>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6">
                <text:p>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7">
                <text:p>6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8">
                <text:p>6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9">
                <text:p>6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0">
                <text:p>7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1">
                <text:p>7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2">
                <text:p>7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3">
                <text:p>7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4">
                <text:p>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5">
                <text:p>7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6">
                <text:p>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7">
                <text:p>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8">
                <text:p>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9">
                <text:p>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1">
                <text:p>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2">
                <text:p>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4">
                <text:p>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5">
                <text:p>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6">
                <text:p>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7">
                <text:p>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8">
                <text:p>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9">
                <text:p>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1">
                <text:p>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2">
                <text:p>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3">
                <text:p>9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4">
                <text:p>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5">
                <text:p>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6">
                <text:p>9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7">
                <text:p>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8">
                <text:p>9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9">
                <text:p>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1">
                <text:p>1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2">
                <text:p>1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3">
                <text:p>1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4">
                <text:p>1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5">
                <text:p>1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6">
                <text:p>1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7">
                <text:p>10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8">
                <text:p>10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9">
                <text:p>10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1">
                <text:p>1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3">
                <text:p>11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4">
                <text:p>1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7">
                <text:p>11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2">
                <text:p>1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4">
                <text:p>1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5">
                <text:p>1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6">
                <text:p>1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7">
                <text:p>1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8">
                <text:p>1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9">
                <text:p>1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0">
                <text:p>1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1">
                <text:p>1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2">
                <text:p>1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3">
                <text:p>1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4">
                <text:p>1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5">
                <text:p>1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6">
                <text:p>1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7">
                <text:p>1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8">
                <text:p>1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9">
                <text:p>1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0">
                <text:p>1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1">
                <text:p>1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2">
                <text:p>1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3">
                <text:p>1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4">
                <text:p>14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5">
                <text:p>14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6">
                <text:p>14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7">
                <text:p>14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8">
                <text:p>1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9">
                <text:p>14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0">
                <text:p>1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1">
                <text:p>15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2">
                <text:p>15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3">
                <text:p>15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4">
                <text:p>15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5">
                <text:p>15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6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7">
                <text:p>1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9">
                <text:p>1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0">
                <text:p>1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1">
                <text:p>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2">
                <text:p>1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3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4">
                <text:p>1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5">
                <text:p>1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6">
                <text:p>1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7">
                <text:p>1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8">
                <text:p>1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9">
                <text:p>1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0">
                <text:p>1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1">
                <text:p>1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2">
                <text:p>1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3">
                <text:p>1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4">
                <text:p>1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5">
                <text:p>1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6">
                <text:p>17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77">
                <text:p>1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8">
                <text:p>1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9">
                <text:p>1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0">
                <text:p>1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1">
                <text:p>18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2">
                <text:p>18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3">
                <text:p>1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4">
                <text:p>1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5">
                <text:p>1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6">
                <text:p>1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7">
                <text:p>18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8">
                <text:p>1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9">
                <text:p>18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0">
                <text:p>1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1">
                <text:p>19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2">
                <text:p>1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3">
                <text:p>19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4">
                <text:p>1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5">
                <text:p>1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6">
                <text:p>1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7">
                <text:p>19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8">
                <text:p>19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9">
                <text:p>19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0">
                <text:p>2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1">
                <text:p>20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2">
                <text:p>2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3">
                <text:p>20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4">
                <text:p>2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5">
                <text:p>2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6">
                <text:p>2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7">
                <text:p>2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8">
                <text:p>2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09">
                <text:p>2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10">
                <text:p>2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11">
                <text:p>2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12">
                <text:p>2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13">
                <text:p>2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14">
                <text:p>2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15">
                <text:p>2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16">
                <text:p>2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17">
                <text:p>2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18">
                <text:p>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19">
                <text:p>2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20">
                <text:p>2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21">
                <text:p>2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22">
                <text:p>2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23">
                <text:p>2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24">
                <text:p>22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25">
                <text:p>2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26">
                <text:p>22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27">
                <text:p>22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28">
                <text:p>22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29">
                <text:p>2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30">
                <text:p>2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1">
                <text:p>2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2">
                <text:p>2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33">
                <text:p>2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4">
                <text:p>2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35">
                <text:p>2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36">
                <text:p>2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37">
                <text:p>23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38">
                <text:p>23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39">
                <text:p>2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0">
                <text:p>2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1">
                <text:p>24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2">
                <text:p>2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43">
                <text:p>24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4">
                <text:p>24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5">
                <text:p>24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46">
                <text:p>2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47">
                <text:p>24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8">
                <text:p>24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9">
                <text:p>24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50">
                <text:p>2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51">
                <text:p>25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52">
                <text:p>2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53">
                <text:p>2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54">
                <text:p>2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55">
                <text:p>2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">
                <text:p>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">
                <text:p>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">
                <text:p>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">
                <text:p>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">
                <text:p>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">
                <text:p>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7">
                <text:p>1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8">
                <text:p>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">
                <text:p>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">
                <text:p>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1">
                <text:p>2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2">
                <text:p>2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3">
                <text:p>2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">
                <text:p>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5">
                <text:p>2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6">
                <text:p>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7">
                <text:p>2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7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8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3">
                <text:p>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7">
                <text:p>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2">
                <text:p>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3">
                <text:p>5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5">
                <text:p>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0">
                <text:p>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1">
                <text:p>6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2">
                <text:p>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3">
                <text:p>6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4">
                <text:p>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5">
                <text:p>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6">
                <text:p>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7">
                <text:p>6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8">
                <text:p>6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9">
                <text:p>6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0">
                <text:p>7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1">
                <text:p>7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2">
                <text:p>7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3">
                <text:p>7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4">
                <text:p>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5">
                <text:p>7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6">
                <text:p>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7">
                <text:p>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8">
                <text:p>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9">
                <text:p>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1">
                <text:p>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2">
                <text:p>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4">
                <text:p>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5">
                <text:p>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6">
                <text:p>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7">
                <text:p>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8">
                <text:p>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9">
                <text:p>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1">
                <text:p>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2">
                <text:p>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3">
                <text:p>9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4">
                <text:p>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5">
                <text:p>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6">
                <text:p>9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7">
                <text:p>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8">
                <text:p>9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9">
                <text:p>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1">
                <text:p>1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2">
                <text:p>1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3">
                <text:p>1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4">
                <text:p>1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5">
                <text:p>1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6">
                <text:p>1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7">
                <text:p>10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8">
                <text:p>10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9">
                <text:p>10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1">
                <text:p>1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3">
                <text:p>11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">
                <text:p>1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7">
                <text:p>11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">
                <text:p>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">
                <text:p>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">
                <text:p>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">
                <text:p>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">
                <text:p>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">
                <text:p>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7">
                <text:p>1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8">
                <text:p>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9">
                <text:p>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">
                <text:p>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1">
                <text:p>2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2">
                <text:p>2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3">
                <text:p>2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4">
                <text:p>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5">
                <text:p>2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6">
                <text:p>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7">
                <text:p>2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7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8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3">
                <text:p>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7">
                <text:p>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2">
                <text:p>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3">
                <text:p>5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5">
                <text:p>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0">
                <text:p>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1">
                <text:p>6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2">
                <text:p>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3">
                <text:p>6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4">
                <text:p>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">
                <text:p>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6">
                <text:p>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7">
                <text:p>6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8">
                <text:p>6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9">
                <text:p>6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0">
                <text:p>7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1">
                <text:p>7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2">
                <text:p>7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3">
                <text:p>7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4">
                <text:p>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5">
                <text:p>7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6">
                <text:p>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7">
                <text:p>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8">
                <text:p>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9">
                <text:p>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1">
                <text:p>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2">
                <text:p>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4">
                <text:p>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5">
                <text:p>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6">
                <text:p>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7">
                <text:p>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8">
                <text:p>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9">
                <text:p>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1">
                <text:p>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2">
                <text:p>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3">
                <text:p>9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4">
                <text:p>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5">
                <text:p>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6">
                <text:p>9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7">
                <text:p>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8">
                <text:p>9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9">
                <text:p>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1">
                <text:p>1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2">
                <text:p>1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3">
                <text:p>1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4">
                <text:p>1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5">
                <text:p>1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6">
                <text:p>1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7">
                <text:p>10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8">
                <text:p>10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9">
                <text:p>10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1">
                <text:p>1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3">
                <text:p>11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4">
                <text:p>1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7">
                <text:p>11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22">
                <text:p>1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24">
                <text:p>1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5">
                <text:p>1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26">
                <text:p>1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27">
                <text:p>1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28">
                <text:p>1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29">
                <text:p>1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30">
                <text:p>1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31">
                <text:p>1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32">
                <text:p>1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33">
                <text:p>1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34">
                <text:p>1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35">
                <text:p>1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36">
                <text:p>1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37">
                <text:p>1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38">
                <text:p>1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39">
                <text:p>1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0">
                <text:p>1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1">
                <text:p>1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2">
                <text:p>1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3">
                <text:p>1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4">
                <text:p>14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5">
                <text:p>14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6">
                <text:p>14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7">
                <text:p>14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">
                <text:p>1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9">
                <text:p>14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0">
                <text:p>1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1">
                <text:p>15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2">
                <text:p>15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3">
                <text:p>15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4">
                <text:p>15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5">
                <text:p>15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6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7">
                <text:p>1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9">
                <text:p>1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0">
                <text:p>1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1">
                <text:p>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2">
                <text:p>1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3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4">
                <text:p>1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65">
                <text:p>1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66">
                <text:p>1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7">
                <text:p>1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8">
                <text:p>1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9">
                <text:p>1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70">
                <text:p>1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71">
                <text:p>1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72">
                <text:p>1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73">
                <text:p>1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4">
                <text:p>1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75">
                <text:p>1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76">
                <text:p>17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77">
                <text:p>1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78">
                <text:p>1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79">
                <text:p>1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80">
                <text:p>1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81">
                <text:p>18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82">
                <text:p>18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83">
                <text:p>1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84">
                <text:p>1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85">
                <text:p>1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86">
                <text:p>1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87">
                <text:p>18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88">
                <text:p>1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89">
                <text:p>18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90">
                <text:p>1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91">
                <text:p>19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92">
                <text:p>1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93">
                <text:p>19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94">
                <text:p>1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95">
                <text:p>1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96">
                <text:p>1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97">
                <text:p>19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98">
                <text:p>19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99">
                <text:p>19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0">
                <text:p>2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1">
                <text:p>20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2">
                <text:p>2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3">
                <text:p>20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4">
                <text:p>2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5">
                <text:p>2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6">
                <text:p>2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07">
                <text:p>2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8">
                <text:p>2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09">
                <text:p>2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10">
                <text:p>2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11">
                <text:p>2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12">
                <text:p>2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13">
                <text:p>2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14">
                <text:p>2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15">
                <text:p>2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16">
                <text:p>2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17">
                <text:p>2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18">
                <text:p>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19">
                <text:p>2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20">
                <text:p>2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21">
                <text:p>2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22">
                <text:p>2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23">
                <text:p>2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24">
                <text:p>22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25">
                <text:p>2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26">
                <text:p>22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27">
                <text:p>22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28">
                <text:p>22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29">
                <text:p>2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30">
                <text:p>2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31">
                <text:p>2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32">
                <text:p>2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33">
                <text:p>2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34">
                <text:p>2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35">
                <text:p>2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36">
                <text:p>2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37">
                <text:p>23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38">
                <text:p>23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39">
                <text:p>2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40">
                <text:p>2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41">
                <text:p>24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42">
                <text:p>2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43">
                <text:p>24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44">
                <text:p>24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45">
                <text:p>24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46">
                <text:p>2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47">
                <text:p>24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48">
                <text:p>24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49">
                <text:p>24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50">
                <text:p>2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51">
                <text:p>25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52">
                <text:p>2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53">
                <text:p>2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54">
                <text:p>2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55">
                <text:p>2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">
                <text:p>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">
                <text:p>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">
                <text:p>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3">
                <text:p>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4">
                <text:p>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5">
                <text:p>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">
                <text:p>1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8">
                <text:p>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9">
                <text:p>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0">
                <text:p>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1">
                <text:p>2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2">
                <text:p>2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3">
                <text:p>2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4">
                <text:p>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5">
                <text:p>2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6">
                <text:p>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7">
                <text:p>2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7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8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3">
                <text:p>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7">
                <text:p>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2">
                <text:p>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3">
                <text:p>5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5">
                <text:p>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0">
                <text:p>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1">
                <text:p>6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2">
                <text:p>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3">
                <text:p>6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4">
                <text:p>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5">
                <text:p>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6">
                <text:p>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7">
                <text:p>6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8">
                <text:p>6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9">
                <text:p>6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70">
                <text:p>7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71">
                <text:p>7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72">
                <text:p>7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3">
                <text:p>7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4">
                <text:p>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75">
                <text:p>7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6">
                <text:p>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7">
                <text:p>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8">
                <text:p>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79">
                <text:p>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1">
                <text:p>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2">
                <text:p>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4">
                <text:p>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5">
                <text:p>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86">
                <text:p>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87">
                <text:p>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88">
                <text:p>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89">
                <text:p>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1">
                <text:p>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2">
                <text:p>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3">
                <text:p>9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">
                <text:p>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5">
                <text:p>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6">
                <text:p>9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7">
                <text:p>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8">
                <text:p>9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9">
                <text:p>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1">
                <text:p>1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2">
                <text:p>1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3">
                <text:p>1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4">
                <text:p>1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5">
                <text:p>1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6">
                <text:p>1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7">
                <text:p>10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8">
                <text:p>10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9">
                <text:p>10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11">
                <text:p>1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3">
                <text:p>11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14">
                <text:p>1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17">
                <text:p>11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22">
                <text:p>1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24">
                <text:p>1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25">
                <text:p>1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26">
                <text:p>1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27">
                <text:p>1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28">
                <text:p>1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29">
                <text:p>1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30">
                <text:p>1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31">
                <text:p>1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32">
                <text:p>1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33">
                <text:p>1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34">
                <text:p>1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35">
                <text:p>1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36">
                <text:p>1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37">
                <text:p>1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38">
                <text:p>1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39">
                <text:p>1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40">
                <text:p>1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41">
                <text:p>1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42">
                <text:p>1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43">
                <text:p>1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44">
                <text:p>14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45">
                <text:p>14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46">
                <text:p>14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47">
                <text:p>14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48">
                <text:p>1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49">
                <text:p>14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50">
                <text:p>1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1">
                <text:p>15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52">
                <text:p>15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53">
                <text:p>15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54">
                <text:p>15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55">
                <text:p>15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56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57">
                <text:p>1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59">
                <text:p>1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60">
                <text:p>1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61">
                <text:p>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62">
                <text:p>1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63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64">
                <text:p>1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65">
                <text:p>1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66">
                <text:p>1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67">
                <text:p>1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68">
                <text:p>1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69">
                <text:p>1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70">
                <text:p>1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71">
                <text:p>1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72">
                <text:p>1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73">
                <text:p>1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74">
                <text:p>1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75">
                <text:p>1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76">
                <text:p>17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77">
                <text:p>1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78">
                <text:p>1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79">
                <text:p>1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80">
                <text:p>1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81">
                <text:p>18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82">
                <text:p>18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83">
                <text:p>1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84">
                <text:p>1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85">
                <text:p>1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86">
                <text:p>1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87">
                <text:p>18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88">
                <text:p>1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88">
                <text:p>1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88">
                <text:p>1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88">
                <text:p>1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88">
                <text:p>1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88">
                <text:p>1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88">
                <text:p>1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88">
                <text:p>1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88">
                <text:p>1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88">
                <text:p>1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88">
                <text:p>1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88">
                <text:p>1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88">
                <text:p>1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88">
                <text:p>1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71">
                <text:p>17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71">
                <text:p>17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71">
                <text:p>17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71">
                <text:p>17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71">
                <text:p>17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7">
                <text:p>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9">
                <text:p>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3">
                <text:p>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4">
                <text:p>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5">
                <text:p>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7">
                <text:p>1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8">
                <text:p>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9">
                <text:p>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0">
                <text:p>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1">
                <text:p>2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2">
                <text:p>2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3">
                <text:p>2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4">
                <text:p>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5">
                <text:p>2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6">
                <text:p>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7">
                <text:p>2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7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8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43">
                <text:p>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47">
                <text:p>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2">
                <text:p>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3">
                <text:p>5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5">
                <text:p>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0">
                <text:p>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1">
                <text:p>6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2">
                <text:p>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3">
                <text:p>6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64">
                <text:p>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65">
                <text:p>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66">
                <text:p>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67">
                <text:p>6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68">
                <text:p>6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69">
                <text:p>6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70">
                <text:p>7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71">
                <text:p>7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72">
                <text:p>7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73">
                <text:p>7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74">
                <text:p>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75">
                <text:p>7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76">
                <text:p>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77">
                <text:p>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78">
                <text:p>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79">
                <text:p>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81">
                <text:p>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82">
                <text:p>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84">
                <text:p>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85">
                <text:p>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86">
                <text:p>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87">
                <text:p>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88">
                <text:p>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89">
                <text:p>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91">
                <text:p>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92">
                <text:p>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93">
                <text:p>9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94">
                <text:p>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95">
                <text:p>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96">
                <text:p>9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97">
                <text:p>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98">
                <text:p>9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99">
                <text:p>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01">
                <text:p>1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02">
                <text:p>1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03">
                <text:p>1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04">
                <text:p>1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05">
                <text:p>1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06">
                <text:p>1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07">
                <text:p>10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08">
                <text:p>10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09">
                <text:p>10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1">
                <text:p>1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3">
                <text:p>11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4">
                <text:p>1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7">
                <text:p>11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22">
                <text:p>1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24">
                <text:p>1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25">
                <text:p>1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26">
                <text:p>1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27">
                <text:p>1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28">
                <text:p>1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29">
                <text:p>1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30">
                <text:p>1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31">
                <text:p>1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32">
                <text:p>1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33">
                <text:p>1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34">
                <text:p>1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35">
                <text:p>1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36">
                <text:p>1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37">
                <text:p>1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38">
                <text:p>1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39">
                <text:p>1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40">
                <text:p>1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41">
                <text:p>1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42">
                <text:p>1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43">
                <text:p>1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44">
                <text:p>14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45">
                <text:p>14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46">
                <text:p>14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47">
                <text:p>14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48">
                <text:p>1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49">
                <text:p>14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50">
                <text:p>1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51">
                <text:p>15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52">
                <text:p>15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53">
                <text:p>15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54">
                <text:p>15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55">
                <text:p>15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56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57">
                <text:p>1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59">
                <text:p>1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60">
                <text:p>1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61">
                <text:p>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62">
                <text:p>1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63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64">
                <text:p>1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65">
                <text:p>1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66">
                <text:p>1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67">
                <text:p>1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68">
                <text:p>1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69">
                <text:p>1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70">
                <text:p>1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71">
                <text:p>1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72">
                <text:p>1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73">
                <text:p>1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74">
                <text:p>1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75">
                <text:p>1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76">
                <text:p>17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77">
                <text:p>1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78">
                <text:p>1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79">
                <text:p>1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80">
                <text:p>1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81">
                <text:p>18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82">
                <text:p>18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83">
                <text:p>1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84">
                <text:p>1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85">
                <text:p>1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86">
                <text:p>1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87">
                <text:p>18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88">
                <text:p>1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89">
                <text:p>18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90">
                <text:p>1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91">
                <text:p>19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92">
                <text:p>1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93">
                <text:p>19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94">
                <text:p>1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95">
                <text:p>1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96">
                <text:p>1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97">
                <text:p>19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98">
                <text:p>19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99">
                <text:p>19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00">
                <text:p>2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01">
                <text:p>20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02">
                <text:p>2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03">
                <text:p>20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04">
                <text:p>2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05">
                <text:p>2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06">
                <text:p>2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07">
                <text:p>2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08">
                <text:p>2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09">
                <text:p>2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10">
                <text:p>2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11">
                <text:p>2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12">
                <text:p>2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13">
                <text:p>2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14">
                <text:p>2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15">
                <text:p>2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16">
                <text:p>2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17">
                <text:p>2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18">
                <text:p>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19">
                <text:p>2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20">
                <text:p>2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21">
                <text:p>2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22">
                <text:p>2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23">
                <text:p>2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24">
                <text:p>22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25">
                <text:p>2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26">
                <text:p>22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27">
                <text:p>22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28">
                <text:p>22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29">
                <text:p>2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30">
                <text:p>2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31">
                <text:p>2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32">
                <text:p>2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33">
                <text:p>2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34">
                <text:p>2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35">
                <text:p>2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36">
                <text:p>2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37">
                <text:p>23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38">
                <text:p>23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39">
                <text:p>2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40">
                <text:p>2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41">
                <text:p>24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42">
                <text:p>2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43">
                <text:p>24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44">
                <text:p>24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45">
                <text:p>24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46">
                <text:p>2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47">
                <text:p>24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48">
                <text:p>24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49">
                <text:p>24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50">
                <text:p>2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51">
                <text:p>25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52">
                <text:p>2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53">
                <text:p>2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54">
                <text:p>2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55">
                <text:p>2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">
                <text:p>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7">
                <text:p>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9">
                <text:p>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">
                <text:p>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4">
                <text:p>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5">
                <text:p>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7">
                <text:p>1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8">
                <text:p>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9">
                <text:p>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0">
                <text:p>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1">
                <text:p>2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2">
                <text:p>2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3">
                <text:p>2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4">
                <text:p>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5">
                <text:p>2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6">
                <text:p>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7">
                <text:p>2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7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8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3">
                <text:p>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7">
                <text:p>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52">
                <text:p>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53">
                <text:p>5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55">
                <text:p>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60">
                <text:p>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61">
                <text:p>6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62">
                <text:p>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63">
                <text:p>6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64">
                <text:p>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5">
                <text:p>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6">
                <text:p>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7">
                <text:p>6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68">
                <text:p>6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9">
                <text:p>6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70">
                <text:p>7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71">
                <text:p>7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72">
                <text:p>7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73">
                <text:p>7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74">
                <text:p>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75">
                <text:p>7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76">
                <text:p>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77">
                <text:p>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78">
                <text:p>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79">
                <text:p>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81">
                <text:p>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82">
                <text:p>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84">
                <text:p>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85">
                <text:p>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86">
                <text:p>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87">
                <text:p>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88">
                <text:p>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89">
                <text:p>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91">
                <text:p>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92">
                <text:p>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93">
                <text:p>9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94">
                <text:p>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95">
                <text:p>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96">
                <text:p>9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97">
                <text:p>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98">
                <text:p>9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99">
                <text:p>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01">
                <text:p>1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02">
                <text:p>1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03">
                <text:p>1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04">
                <text:p>1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05">
                <text:p>1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06">
                <text:p>1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07">
                <text:p>10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08">
                <text:p>10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09">
                <text:p>10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11">
                <text:p>1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13">
                <text:p>11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14">
                <text:p>1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17">
                <text:p>11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22">
                <text:p>1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24">
                <text:p>1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25">
                <text:p>1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26">
                <text:p>1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27">
                <text:p>1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28">
                <text:p>1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29">
                <text:p>1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30">
                <text:p>1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31">
                <text:p>1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32">
                <text:p>1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33">
                <text:p>1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34">
                <text:p>1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35">
                <text:p>1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36">
                <text:p>1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37">
                <text:p>1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38">
                <text:p>1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39">
                <text:p>1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0">
                <text:p>1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1">
                <text:p>1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2">
                <text:p>1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3">
                <text:p>1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4">
                <text:p>14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">
                <text:p>14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6">
                <text:p>14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7">
                <text:p>14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8">
                <text:p>1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9">
                <text:p>14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50">
                <text:p>1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51">
                <text:p>15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52">
                <text:p>15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53">
                <text:p>15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54">
                <text:p>15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55">
                <text:p>15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56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57">
                <text:p>1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59">
                <text:p>1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60">
                <text:p>1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61">
                <text:p>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62">
                <text:p>1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63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64">
                <text:p>1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65">
                <text:p>1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66">
                <text:p>1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67">
                <text:p>1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68">
                <text:p>1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69">
                <text:p>1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70">
                <text:p>1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71">
                <text:p>1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72">
                <text:p>1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73">
                <text:p>1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74">
                <text:p>1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75">
                <text:p>1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76">
                <text:p>17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77">
                <text:p>1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78">
                <text:p>1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79">
                <text:p>1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80">
                <text:p>1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81">
                <text:p>18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82">
                <text:p>18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83">
                <text:p>1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84">
                <text:p>1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85">
                <text:p>1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86">
                <text:p>1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87">
                <text:p>18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88">
                <text:p>1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89">
                <text:p>18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90">
                <text:p>1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91">
                <text:p>19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92">
                <text:p>1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93">
                <text:p>19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94">
                <text:p>1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95">
                <text:p>1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96">
                <text:p>1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97">
                <text:p>19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98">
                <text:p>19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99">
                <text:p>19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00">
                <text:p>2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01">
                <text:p>20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02">
                <text:p>2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03">
                <text:p>20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204">
                <text:p>2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05">
                <text:p>2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06">
                <text:p>2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07">
                <text:p>2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08">
                <text:p>2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09">
                <text:p>2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10">
                <text:p>2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11">
                <text:p>2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12">
                <text:p>2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213">
                <text:p>2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214">
                <text:p>2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15">
                <text:p>2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16">
                <text:p>2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17">
                <text:p>2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218">
                <text:p>2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219">
                <text:p>2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220">
                <text:p>2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21">
                <text:p>2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222">
                <text:p>2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223">
                <text:p>2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24">
                <text:p>22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25">
                <text:p>2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26">
                <text:p>22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27">
                <text:p>22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28">
                <text:p>22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29">
                <text:p>2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30">
                <text:p>2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31">
                <text:p>2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32">
                <text:p>2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33">
                <text:p>2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34">
                <text:p>2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35">
                <text:p>2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236">
                <text:p>2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37">
                <text:p>23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38">
                <text:p>23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39">
                <text:p>2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40">
                <text:p>2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241">
                <text:p>24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242">
                <text:p>2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243">
                <text:p>24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244">
                <text:p>24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245">
                <text:p>24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246">
                <text:p>2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47">
                <text:p>24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48">
                <text:p>24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49">
                <text:p>24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50">
                <text:p>2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251">
                <text:p>25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52">
                <text:p>2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53">
                <text:p>2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254">
                <text:p>2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55">
                <text:p>2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">
                <text:p>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7">
                <text:p>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9">
                <text:p>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3">
                <text:p>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4">
                <text:p>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">
                <text:p>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7">
                <text:p>1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8">
                <text:p>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9">
                <text:p>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20">
                <text:p>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21">
                <text:p>2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22">
                <text:p>2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23">
                <text:p>2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24">
                <text:p>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25">
                <text:p>2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26">
                <text:p>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27">
                <text:p>2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37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38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43">
                <text:p>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47">
                <text:p>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52">
                <text:p>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53">
                <text:p>5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55">
                <text:p>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60">
                <text:p>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61">
                <text:p>6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62">
                <text:p>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63">
                <text:p>6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64">
                <text:p>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65">
                <text:p>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66">
                <text:p>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67">
                <text:p>6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68">
                <text:p>6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69">
                <text:p>6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70">
                <text:p>7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71">
                <text:p>7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72">
                <text:p>7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73">
                <text:p>7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74">
                <text:p>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75">
                <text:p>7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76">
                <text:p>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77">
                <text:p>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78">
                <text:p>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79">
                <text:p>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81">
                <text:p>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82">
                <text:p>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84">
                <text:p>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85">
                <text:p>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86">
                <text:p>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87">
                <text:p>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88">
                <text:p>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89">
                <text:p>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91">
                <text:p>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92">
                <text:p>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93">
                <text:p>9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94">
                <text:p>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95">
                <text:p>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96">
                <text:p>9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97">
                <text:p>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98">
                <text:p>9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99">
                <text:p>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01">
                <text:p>1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02">
                <text:p>1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03">
                <text:p>1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04">
                <text:p>1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05">
                <text:p>1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06">
                <text:p>1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07">
                <text:p>10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08">
                <text:p>10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09">
                <text:p>10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10">
                <text:p>1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11">
                <text:p>1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13">
                <text:p>11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14">
                <text:p>1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17">
                <text:p>11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22">
                <text:p>1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24">
                <text:p>1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25">
                <text:p>1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26">
                <text:p>1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27">
                <text:p>1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28">
                <text:p>1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29">
                <text:p>1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30">
                <text:p>1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31">
                <text:p>1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32">
                <text:p>1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33">
                <text:p>1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34">
                <text:p>1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35">
                <text:p>1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36">
                <text:p>1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37">
                <text:p>1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38">
                <text:p>1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39">
                <text:p>1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40">
                <text:p>1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41">
                <text:p>1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42">
                <text:p>1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43">
                <text:p>1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44">
                <text:p>14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45">
                <text:p>14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46">
                <text:p>14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47">
                <text:p>14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48">
                <text:p>1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49">
                <text:p>14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50">
                <text:p>1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51">
                <text:p>15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52">
                <text:p>15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53">
                <text:p>15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54">
                <text:p>15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55">
                <text:p>15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56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57">
                <text:p>1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59">
                <text:p>1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60">
                <text:p>1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61">
                <text:p>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62">
                <text:p>1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63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64">
                <text:p>1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65">
                <text:p>1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66">
                <text:p>1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67">
                <text:p>1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68">
                <text:p>1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69">
                <text:p>1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0">
                <text:p>1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1">
                <text:p>1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2">
                <text:p>1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3">
                <text:p>1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4">
                <text:p>1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5">
                <text:p>1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6">
                <text:p>17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7">
                <text:p>1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8">
                <text:p>1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9">
                <text:p>1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80">
                <text:p>1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81">
                <text:p>18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82">
                <text:p>18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82">
                <text:p>182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